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291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0.2673in"/>
    </style:style>
    <style:style style:name="co4" style:family="table-column">
      <style:table-column-properties fo:break-before="auto" style:column-width="0.213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gear_call_code</text:p>
          </table:table-cell>
          <table:table-cell office:value-type="string" calcext:value-type="string">
            <text:p>pd_name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ordr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ネイティオ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ヌオー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モジャンボ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nabu</text:p>
          </table:table-cell>
          <table:table-cell office:value-type="string" calcext:value-type="string">
            <text:p>メガヤンマ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ゴルダック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rika</text:p>
          </table:table-cell>
          <table:table-cell office:value-type="string" calcext:value-type="string">
            <text:p>デンリュウ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アズマオウ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アズマオウ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noru</text:p>
          </table:table-cell>
          <table:table-cell office:value-type="string" calcext:value-type="string">
            <text:p>ハリーセン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ポポッコ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ワタッコ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zuho</text:p>
          </table:table-cell>
          <table:table-cell office:value-type="string" calcext:value-type="string">
            <text:p>フシギバナ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ヌオー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kototoko</text:p>
          </table:table-cell>
          <table:table-cell office:value-type="string" calcext:value-type="string">
            <text:p>ヌオー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gorou</text:p>
          </table:table-cell>
          <table:table-cell office:value-type="string" calcext:value-type="string">
            <text:p>ラッタ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ニョロトノ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enki</text:p>
          </table:table-cell>
          <table:table-cell office:value-type="string" calcext:value-type="string">
            <text:p>ニョロボン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ハガネール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rou</text:p>
          </table:table-cell>
          <table:table-cell office:value-type="string" calcext:value-type="string">
            <text:p>ゴローニャ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チェリム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キマワリ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ギャロップ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emi</text:p>
          </table:table-cell>
          <table:table-cell office:value-type="string" calcext:value-type="string">
            <text:p>キレイハナ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ピジョット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ヨルノズク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otohiro</text:p>
          </table:table-cell>
          <table:table-cell office:value-type="string" calcext:value-type="string">
            <text:p>ピジョット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イワーク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カイリキー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イワーク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nori</text:p>
          </table:table-cell>
          <table:table-cell office:value-type="string" calcext:value-type="string">
            <text:p>サワムラー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iji</text:p>
          </table:table-cell>
          <table:table-cell office:value-type="string" calcext:value-type="string">
            <text:p>カモネギ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ムクホーク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ヨルノズク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オオスバメ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ドンカラス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ペリッパー</text:p>
          </table:table-cell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hayato</text:p>
          </table:table-cell>
          <table:table-cell office:value-type="string" calcext:value-type="string">
            <text:p>ピジョット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ハッサム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ヌケニン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メガヤンマ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ヘラクロス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カイロス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tsukushi</text:p>
          </table:table-cell>
          <table:table-cell office:value-type="string" calcext:value-type="string">
            <text:p>ビークイン</text:p>
          </table:table-cell>
          <table:table-cell office:value-type="float" office:value="52" calcext:value-type="float">
            <text:p>5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キリンリキ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ベロベルト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ピクシー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エネコロロ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ビーダル</text:p>
          </table:table-cell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akane</text:p>
          </table:table-cell>
          <table:table-cell office:value-type="string" calcext:value-type="string">
            <text:p>ミルタンク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フワライド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ヤミラミ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ヨノワール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ムウマージ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ゲンガー</text:p>
          </table:table-cell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atsuba</text:p>
          </table:table-cell>
          <table:table-cell office:value-type="string" calcext:value-type="string">
            <text:p>ゲンガー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チャーレム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エビワラー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サワムラー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キノガッサ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オコリザル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shijima</text:p>
          </table:table-cell>
          <table:table-cell office:value-type="string" calcext:value-type="string">
            <text:p>ニョロボン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メタグロス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ドータクン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エアームド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エンペルト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ジバコイル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ikan</text:p>
          </table:table-cell>
          <table:table-cell office:value-type="string" calcext:value-type="string">
            <text:p>ハガネール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ユキノオー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オニゴーリ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ユキメノコ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トドゼルガ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ジュゴン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yanagi</text:p>
          </table:table-cell>
          <table:table-cell office:value-type="string" calcext:value-type="string">
            <text:p>マンムー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ギャラドス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ハクリュー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プテラ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リザードン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キングドラ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ibuki</text:p>
          </table:table-cell>
          <table:table-cell office:value-type="string" calcext:value-type="string">
            <text:p>カイリュー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ゴローニャ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ジーランス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オムスター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イワーク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カブトプス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takeshi</text:p>
          </table:table-cell>
          <table:table-cell office:value-type="string" calcext:value-type="string">
            <text:p>ラムパルド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スターミー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ランターン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フローゼル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ヌオー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ラプラス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kasumi</text:p>
          </table:table-cell>
          <table:table-cell office:value-type="string" calcext:value-type="string">
            <text:p>ミロカロス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ライチュウ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ライボルト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ジバコイル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マルマイン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パチリス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machisu</text:p>
          </table:table-cell>
          <table:table-cell office:value-type="string" calcext:value-type="string">
            <text:p>エレキブル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ダーテング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ワタッコ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ウツボット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キレイハナ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モジャンボ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erika</text:p>
          </table:table-cell>
          <table:table-cell office:value-type="string" calcext:value-type="string">
            <text:p>ロズレイド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クロバット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マタドガス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ドクロッグ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アリアドス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モルフォン</text:p>
          </table:table-cell>
          <table:table-cell office:value-type="float" office:value="59" calcext:value-type="float">
            <text:p>5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anzu</text:p>
          </table:table-cell>
          <table:table-cell office:value-type="string" calcext:value-type="string">
            <text:p>ドラピオン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フーディン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ソーナンス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ルージュラ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バリヤード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エーフィ</text:p>
          </table:table-cell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natsume</text:p>
          </table:table-cell>
          <table:table-cell office:value-type="string" calcext:value-type="string">
            <text:p>エルレイド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コータス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ヘルガー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バクーダ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マグカルゴ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ギャロップ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katsura</text:p>
          </table:table-cell>
          <table:table-cell office:value-type="string" calcext:value-type="string">
            <text:p>ブーバーン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ナッシー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カイリキー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ドサイドン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ウインディ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バンギラス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all-guriin</text:p>
          </table:table-cell>
          <table:table-cell office:value-type="string" calcext:value-type="string">
            <text:p>ピジョット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ウインディ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ニドクイン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natsuho</text:p>
          </table:table-cell>
          <table:table-cell office:value-type="string" calcext:value-type="string">
            <text:p>スターミー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ラフレシア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yuki</text:p>
          </table:table-cell>
          <table:table-cell office:value-type="string" calcext:value-type="string">
            <text:p>ガラガラ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リングマ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l-junya</text:p>
          </table:table-cell>
          <table:table-cell office:value-type="string" calcext:value-type="string">
            <text:p>マリルリ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pc-ryuji</text:p>
          </table:table-cell>
          <table:table-cell office:value-type="string" calcext:value-type="string">
            <text:p>アーボック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pc-ryuji</text:p>
          </table:table-cell>
          <table:table-cell office:value-type="string" calcext:value-type="string">
            <text:p>マタドガス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7T21:33:04.002444139</meta:creation-date>
    <dc:date>2025-02-18T21:26:33.975834515</dc:date>
    <meta:editing-duration>PT5H25M40S</meta:editing-duration>
    <meta:editing-cycles>27</meta:editing-cycles>
    <meta:generator>LibreOffice/7.3.7.2$Linux_X86_64 LibreOffice_project/30$Build-2</meta:generator>
    <meta:document-statistic meta:table-count="1" meta:cell-count="556" meta:object-count="0"/>
  </office:meta>
</office:document-meta>
</file>